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DE LA CRUZ LOO, CRISTI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CQ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DE LA CRUZ LOO, CRISTI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DE LA CRUZ LOO, GERMAN ESAIA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6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3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9286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30:0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